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line-through-style="solid" style:text-line-through-text="/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95cm" svg:height="4.013cm" svg:x="8.312cm" svg:y="2.877cm">
          <text:p text:style-name="P1"><text:span text:style-name="T1">Module</text:span></text:p>
          <text:p text:style-name="P2"/>
          <text:p text:style-name="P3"/>
          <text:p text:style-name="P3"><text:span text:style-name="T2">Element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95cm" svg:height="4.013cm" svg:x="13.811cm" svg:y="2.876cm">
          <text:p text:style-name="P1"><text:span text:style-name="T1">Module</text:span></text:p>
          <text:p text:style-name="P2"/>
          <text:p text:style-name="P3"/>
          <text:p text:style-name="P3">Element</text:p>
          <text:p text:style-name="P3"><text:span text:style-name="T2">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2.293cm" svg:height="2.108cm" svg:x="10.928cm" svg:y="9.712cm">
          <text:p text:style-name="P2">ODD file (specification for schemas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69cm" svg:height="1.703cm" svg:x="8.92cm" svg:y="13.737cm">
          <text:p text:style-name="P2">RelaxNG</text:p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703cm" svg:x="20.858cm" svg:y="13.737cm">
          <text:p text:style-name="P2">XSD</text:p>
          <text:p text:style-name="P2">Schem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074cm" svg:y1="11.82cm" svg:x2="11.104cm" svg:y2="13.737cm" draw:start-shape="id1" draw:start-glue-point="2" draw:end-shape="id2" draw:end-glue-point="0" svg:d="m17074 11820-5970 1917">
          <text:p/>
        </draw:connector>
        <draw:connector draw:style-name="gr2" draw:text-style-name="P2" draw:layer="layout" draw:type="line" svg:x1="17.074cm" svg:y1="11.82cm" svg:x2="23.042cm" svg:y2="13.737cm" draw:start-shape="id1" draw:start-glue-point="2" draw:end-shape="id3" draw:end-glue-point="0" svg:d="m17074 11820 5968 1917">
          <text:p/>
        </draw:connector>
        <draw:connector draw:style-name="gr2" draw:text-style-name="P2" draw:layer="layout" draw:type="line" svg:x1="10.559cm" svg:y1="6.89cm" svg:x2="17.074cm" svg:y2="9.712cm" draw:start-shape="id4" draw:start-glue-point="2" draw:end-shape="id1" draw:end-glue-point="0" svg:d="m10559 6890 6515 2822">
          <text:p/>
        </draw:connector>
        <draw:connector draw:style-name="gr2" draw:text-style-name="P2" draw:layer="layout" draw:type="line" svg:x1="16.058cm" svg:y1="6.889cm" svg:x2="17.074cm" svg:y2="9.712cm" draw:start-shape="id5" draw:start-glue-point="2" draw:end-shape="id1" draw:end-glue-point="0" svg:d="m16058 6889 1016 2823">
          <text:p/>
        </draw:connector>
        <draw:custom-shape draw:style-name="gr3" draw:text-style-name="P2" xml:id="id6" draw:id="id6" draw:layer="layout" svg:width="2.768cm" svg:height="1.042cm" svg:x="15.347cm" svg:y="4.276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937cm" svg:height="1.067cm" svg:x="20.3cm" svg:y="3.482cm">
          <text:p text:style-name="P2">Attrib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3.937cm" svg:height="1.067cm" svg:x="20.299cm" svg:y="4.981cm">
          <text:p text:style-name="P2">Attribu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8.115cm" svg:y1="4.797cm" svg:x2="20.3cm" svg:y2="4.015cm" draw:start-shape="id6" draw:start-glue-point="10" draw:end-shape="id7" draw:end-glue-point="3" svg:d="m18115 4797h502l1181-782h502">
          <text:p/>
        </draw:connector>
        <draw:connector draw:style-name="gr5" draw:text-style-name="P2" draw:layer="layout" draw:type="lines" svg:x1="18.115cm" svg:y1="4.797cm" svg:x2="20.299cm" svg:y2="5.514cm" draw:start-shape="id6" draw:start-glue-point="10" draw:end-shape="id8" draw:end-glue-point="3" svg:d="m18115 4797h502l1180 717h502">
          <text:p/>
        </draw:connector>
        <draw:custom-shape draw:style-name="gr4" draw:text-style-name="P2" xml:id="id10" draw:id="id10" draw:layer="layout" svg:width="4.562cm" svg:height="3.963cm" svg:x="2.343cm" svg:y="3.209cm">
          <text:p text:style-name="P1"><text:span text:style-name="T3">Attribute class</text:span></text:p>
          <text:p text:style-name="P1"><text:span text:style-name="T3"/></text:p>
          <text:p text:style-name="P3">Attribute</text:p>
          <text:p text:style-name="P3">Attribute</text:p>
          <text:p text:style-name="P3">Attribute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2.768cm" svg:height="1.042cm" svg:x="9.946cm" svg:y="4.275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s" svg:x1="9.946cm" svg:y1="4.796cm" svg:x2="6.905cm" svg:y2="5.19cm" draw:start-shape="id9" draw:start-glue-point="6" draw:end-shape="id10" svg:d="m9946 4796h-501l-2039 394h-501">
          <text:p/>
        </draw:connector>
        <draw:custom-shape draw:style-name="gr3" draw:text-style-name="P2" xml:id="id11" draw:id="id11" draw:layer="layout" svg:width="2.768cm" svg:height="1.042cm" svg:x="10.046cm" svg:y="5.775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s" svg:x1="10.046cm" svg:y1="6.296cm" svg:x2="6.905cm" svg:y2="5.19cm" draw:start-shape="id11" draw:start-glue-point="6" draw:end-shape="id10" svg:d="m10046 6296h-501l-2139-1106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6T14:27:07</meta:creation-date>
    <dc:date>2012-11-06T14:54:39</dc:date>
    <dc:creator>mholmes </dc:creator>
    <meta:editing-duration>PT13M15S</meta:editing-duration>
    <meta:editing-cycles>5</meta:editing-cycles>
    <meta:generator>LibreOffice/3.5$Linux_X86_64 LibreOffice_project/350m1$Build-2</meta:generator>
    <meta:document-statistic meta:object-count="19"/>
  </office:meta>
</office:document-meta>
</file>